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14182" officeooo:paragraph-rsid="00114182"/>
    </style:style>
    <style:style style:name="P2" style:family="paragraph" style:parent-style-name="Standard">
      <style:text-properties style:text-underline-style="solid" style:text-underline-width="auto" style:text-underline-color="font-color" officeooo:rsid="00140705" officeooo:paragraph-rsid="00140705"/>
    </style:style>
    <style:style style:name="P3" style:family="paragraph" style:parent-style-name="Standard">
      <style:text-properties style:text-underline-style="solid" style:text-underline-width="auto" style:text-underline-color="font-color" officeooo:rsid="0015be0a" officeooo:paragraph-rsid="0015be0a"/>
    </style:style>
    <style:style style:name="P4" style:family="paragraph" style:parent-style-name="Standard">
      <style:text-properties style:text-underline-style="solid" style:text-underline-width="auto" style:text-underline-color="font-color" officeooo:rsid="001603b5" officeooo:paragraph-rsid="001603b5"/>
    </style:style>
    <style:style style:name="P5" style:family="paragraph" style:parent-style-name="Standard">
      <style:text-properties style:text-underline-style="solid" style:text-underline-width="auto" style:text-underline-color="font-color" officeooo:rsid="00172d16" officeooo:paragraph-rsid="00172d16"/>
    </style:style>
    <style:style style:name="P6" style:family="paragraph" style:parent-style-name="Standard">
      <style:text-properties style:text-underline-style="solid" style:text-underline-width="auto" style:text-underline-color="font-color" officeooo:rsid="001ea5a6" officeooo:paragraph-rsid="001ea5a6"/>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114182" officeooo:paragraph-rsid="00114182" style:font-size-asian="14pt" style:font-size-complex="14pt"/>
    </style:style>
    <style:style style:name="P8" style:family="paragraph" style:parent-style-name="Standard">
      <style:text-properties officeooo:paragraph-rsid="0012e1a1"/>
    </style:style>
    <style:style style:name="P9" style:family="paragraph" style:parent-style-name="Standard">
      <style:text-properties style:text-underline-style="none" officeooo:rsid="0015be0a" officeooo:paragraph-rsid="00140705"/>
    </style:style>
    <style:style style:name="P10" style:family="paragraph" style:parent-style-name="Standard">
      <style:text-properties style:text-underline-style="none" officeooo:rsid="0015be0a" officeooo:paragraph-rsid="0015be0a"/>
    </style:style>
    <style:style style:name="P11" style:family="paragraph" style:parent-style-name="Standard">
      <style:text-properties style:text-underline-style="none" officeooo:rsid="001603b5" officeooo:paragraph-rsid="001603b5"/>
    </style:style>
    <style:style style:name="P12" style:family="paragraph" style:parent-style-name="Standard">
      <style:text-properties style:text-underline-style="none" officeooo:rsid="00172d16" officeooo:paragraph-rsid="00172d16"/>
    </style:style>
    <style:style style:name="P13" style:family="paragraph" style:parent-style-name="Standard">
      <style:text-properties style:text-underline-style="none" officeooo:rsid="00190add" officeooo:paragraph-rsid="00190add"/>
    </style:style>
    <style:style style:name="P14" style:family="paragraph" style:parent-style-name="Standard">
      <style:text-properties style:text-underline-style="none" officeooo:rsid="001a2d80" officeooo:paragraph-rsid="00190add"/>
    </style:style>
    <style:style style:name="P15" style:family="paragraph" style:parent-style-name="Standard">
      <style:text-properties style:text-underline-style="none" officeooo:rsid="001c9c11" officeooo:paragraph-rsid="001c9c11"/>
    </style:style>
    <style:style style:name="P16" style:family="paragraph" style:parent-style-name="Standard">
      <style:text-properties style:text-underline-style="none" officeooo:rsid="001dc098" officeooo:paragraph-rsid="001dc098"/>
    </style:style>
    <style:style style:name="P17" style:family="paragraph" style:parent-style-name="Standard">
      <style:text-properties style:text-underline-style="none" officeooo:rsid="001ea5a6" officeooo:paragraph-rsid="001ea5a6"/>
    </style:style>
    <style:style style:name="P18" style:family="paragraph" style:parent-style-name="Standard">
      <style:text-properties style:text-position="0% 100%" style:text-underline-style="solid" style:text-underline-width="auto" style:text-underline-color="font-color" officeooo:rsid="0020bb54" officeooo:paragraph-rsid="0020bb54"/>
    </style:style>
    <style:style style:name="P19" style:family="paragraph" style:parent-style-name="Standard">
      <style:text-properties style:text-position="0% 100%" style:text-underline-style="solid" style:text-underline-width="auto" style:text-underline-color="font-color" officeooo:rsid="002336aa" officeooo:paragraph-rsid="002336aa"/>
    </style:style>
    <style:style style:name="P20" style:family="paragraph" style:parent-style-name="Standard">
      <style:text-properties style:text-position="0% 100%" style:text-underline-style="solid" style:text-underline-width="auto" style:text-underline-color="font-color" officeooo:rsid="0026bc69" officeooo:paragraph-rsid="0026bc69"/>
    </style:style>
    <style:style style:name="P21" style:family="paragraph" style:parent-style-name="Standard">
      <style:text-properties style:text-position="0% 100%" style:text-underline-style="solid" style:text-underline-width="auto" style:text-underline-color="font-color" officeooo:rsid="0029566f" officeooo:paragraph-rsid="0029566f"/>
    </style:style>
    <style:style style:name="P22" style:family="paragraph" style:parent-style-name="Standard">
      <style:text-properties style:text-position="0% 100%" style:text-underline-style="solid" style:text-underline-width="auto" style:text-underline-color="font-color" officeooo:rsid="0029c1e9" officeooo:paragraph-rsid="0029c1e9"/>
    </style:style>
    <style:style style:name="P23" style:family="paragraph" style:parent-style-name="Standard">
      <style:text-properties style:text-position="0% 100%" style:text-underline-style="solid" style:text-underline-width="auto" style:text-underline-color="font-color" officeooo:rsid="002b733f" officeooo:paragraph-rsid="002b733f"/>
    </style:style>
    <style:style style:name="P24" style:family="paragraph" style:parent-style-name="Standard">
      <style:text-properties style:text-position="0% 100%" style:text-underline-style="solid" style:text-underline-width="auto" style:text-underline-color="font-color" officeooo:rsid="002d4ac3" officeooo:paragraph-rsid="002d4ac3"/>
    </style:style>
    <style:style style:name="P25" style:family="paragraph" style:parent-style-name="Standard">
      <style:text-properties style:text-position="0% 100%" style:text-underline-style="solid" style:text-underline-width="auto" style:text-underline-color="font-color" officeooo:rsid="002d4f06" officeooo:paragraph-rsid="002d4f06"/>
    </style:style>
    <style:style style:name="P26" style:family="paragraph" style:parent-style-name="Standard">
      <style:text-properties style:text-position="0% 100%" style:text-underline-style="solid" style:text-underline-width="auto" style:text-underline-color="font-color" officeooo:rsid="002f50a5" officeooo:paragraph-rsid="002f50a5"/>
    </style:style>
    <style:style style:name="P27" style:family="paragraph" style:parent-style-name="Standard">
      <style:text-properties style:text-position="0% 100%" style:text-underline-style="solid" style:text-underline-width="auto" style:text-underline-color="font-color" officeooo:rsid="0032b9ff" officeooo:paragraph-rsid="0032b9ff"/>
    </style:style>
    <style:style style:name="P28" style:family="paragraph" style:parent-style-name="Standard">
      <style:text-properties style:text-position="0% 100%" style:text-underline-style="solid" style:text-underline-width="auto" style:text-underline-color="font-color" officeooo:rsid="003504e7" officeooo:paragraph-rsid="003504e7"/>
    </style:style>
    <style:style style:name="P29" style:family="paragraph" style:parent-style-name="Standard">
      <style:text-properties style:text-position="0% 100%" style:text-underline-style="solid" style:text-underline-width="auto" style:text-underline-color="font-color" officeooo:rsid="0037c272" officeooo:paragraph-rsid="0037c272"/>
    </style:style>
    <style:style style:name="P30" style:family="paragraph" style:parent-style-name="Standard">
      <style:text-properties style:text-position="0% 100%" style:text-underline-style="solid" style:text-underline-width="auto" style:text-underline-color="font-color" officeooo:rsid="00399c88" officeooo:paragraph-rsid="00399c88"/>
    </style:style>
    <style:style style:name="P31" style:family="paragraph" style:parent-style-name="Standard">
      <style:text-properties style:text-position="0% 100%" style:text-underline-style="solid" style:text-underline-width="auto" style:text-underline-color="font-color" officeooo:rsid="003a7ca3" officeooo:paragraph-rsid="003a7ca3"/>
    </style:style>
    <style:style style:name="P32" style:family="paragraph" style:parent-style-name="Standard">
      <style:text-properties style:text-position="0% 100%" style:text-underline-style="solid" style:text-underline-width="auto" style:text-underline-color="font-color" officeooo:rsid="003b67ef" officeooo:paragraph-rsid="003b67ef"/>
    </style:style>
    <style:style style:name="P33" style:family="paragraph" style:parent-style-name="Standard">
      <style:text-properties style:text-position="0% 100%" style:text-underline-style="solid" style:text-underline-width="auto" style:text-underline-color="font-color" officeooo:rsid="003d3e58" officeooo:paragraph-rsid="003d3e58"/>
    </style:style>
    <style:style style:name="P34" style:family="paragraph" style:parent-style-name="Standard">
      <style:text-properties style:text-position="0% 100%" style:text-underline-style="solid" style:text-underline-width="auto" style:text-underline-color="font-color" officeooo:rsid="003e98a5" officeooo:paragraph-rsid="003e98a5"/>
    </style:style>
    <style:style style:name="P35" style:family="paragraph" style:parent-style-name="Standard">
      <style:text-properties style:text-position="0% 100%" style:text-underline-style="none" officeooo:rsid="0020bb54" officeooo:paragraph-rsid="0020bb54"/>
    </style:style>
    <style:style style:name="P36" style:family="paragraph" style:parent-style-name="Standard">
      <style:text-properties style:text-position="0% 100%" style:text-underline-style="none" officeooo:rsid="002336aa" officeooo:paragraph-rsid="002336aa"/>
    </style:style>
    <style:style style:name="P37" style:family="paragraph" style:parent-style-name="Standard">
      <style:text-properties style:text-position="0% 100%" style:text-underline-style="none" officeooo:rsid="0023a6d9" officeooo:paragraph-rsid="0023a6d9"/>
    </style:style>
    <style:style style:name="P38" style:family="paragraph" style:parent-style-name="Standard">
      <style:text-properties style:text-position="0% 100%" style:text-underline-style="none" officeooo:rsid="0026bc69" officeooo:paragraph-rsid="0026bc69"/>
    </style:style>
    <style:style style:name="P39" style:family="paragraph" style:parent-style-name="Standard">
      <style:text-properties style:text-position="0% 100%" style:text-underline-style="none" officeooo:rsid="0026fcc0" officeooo:paragraph-rsid="0026fcc0"/>
    </style:style>
    <style:style style:name="P40" style:family="paragraph" style:parent-style-name="Standard">
      <style:text-properties style:text-position="0% 100%" style:text-underline-style="none" officeooo:rsid="0028cfea" officeooo:paragraph-rsid="0028cfea"/>
    </style:style>
    <style:style style:name="P41" style:family="paragraph" style:parent-style-name="Standard">
      <style:text-properties style:text-position="0% 100%" style:text-underline-style="none" officeooo:rsid="0029566f" officeooo:paragraph-rsid="0028cfea"/>
    </style:style>
    <style:style style:name="P42" style:family="paragraph" style:parent-style-name="Standard">
      <style:text-properties style:text-position="0% 100%" style:text-underline-style="none" officeooo:rsid="0029566f" officeooo:paragraph-rsid="0029566f"/>
    </style:style>
    <style:style style:name="P43" style:family="paragraph" style:parent-style-name="Standard">
      <style:text-properties style:text-position="0% 100%" style:text-underline-style="none" officeooo:rsid="0029c1e9" officeooo:paragraph-rsid="0029c1e9"/>
    </style:style>
    <style:style style:name="P44" style:family="paragraph" style:parent-style-name="Standard">
      <style:text-properties style:text-position="0% 100%" style:text-underline-style="none" officeooo:rsid="002b733f" officeooo:paragraph-rsid="002b733f"/>
    </style:style>
    <style:style style:name="P45" style:family="paragraph" style:parent-style-name="Standard">
      <style:text-properties style:text-position="0% 100%" style:text-underline-style="none" officeooo:rsid="002d4ac3" officeooo:paragraph-rsid="002b733f"/>
    </style:style>
    <style:style style:name="P46" style:family="paragraph" style:parent-style-name="Standard">
      <style:text-properties style:text-position="0% 100%" fo:font-style="normal" style:text-underline-style="none" officeooo:rsid="002d4ac3" officeooo:paragraph-rsid="002d4ac3" style:font-style-asian="normal" style:font-style-complex="normal"/>
    </style:style>
    <style:style style:name="P47" style:family="paragraph" style:parent-style-name="Standard">
      <style:text-properties style:text-position="0% 100%" fo:font-style="normal" style:text-underline-style="none" officeooo:rsid="002d4f06" officeooo:paragraph-rsid="002d4f06" style:font-style-asian="normal" style:font-style-complex="normal"/>
    </style:style>
    <style:style style:name="P48" style:family="paragraph" style:parent-style-name="Standard">
      <style:text-properties style:text-position="0% 100%" fo:font-style="normal" style:text-underline-style="none" officeooo:rsid="002d5da9" officeooo:paragraph-rsid="002d5da9" style:font-style-asian="normal" style:font-style-complex="normal"/>
    </style:style>
    <style:style style:name="P49" style:family="paragraph" style:parent-style-name="Standard">
      <style:text-properties style:text-position="0% 100%" fo:font-style="normal" style:text-underline-style="none" officeooo:rsid="002f50a5" officeooo:paragraph-rsid="002f50a5" style:font-style-asian="normal" style:font-style-complex="normal"/>
    </style:style>
    <style:style style:name="P50" style:family="paragraph" style:parent-style-name="Standard">
      <style:text-properties style:text-position="0% 100%" fo:font-style="normal" style:text-underline-style="none" officeooo:rsid="00333575" officeooo:paragraph-rsid="0032b9ff" style:font-style-asian="normal" style:font-style-complex="normal"/>
    </style:style>
    <style:style style:name="P51" style:family="paragraph" style:parent-style-name="Standard">
      <style:text-properties style:text-position="0% 100%" fo:font-style="normal" style:text-underline-style="none" officeooo:rsid="00333575" officeooo:paragraph-rsid="00333575" style:font-style-asian="normal" style:font-style-complex="normal"/>
    </style:style>
    <style:style style:name="P52" style:family="paragraph" style:parent-style-name="Standard">
      <style:text-properties style:text-position="0% 100%" fo:font-style="normal" style:text-underline-style="none" officeooo:rsid="0034d6b6" officeooo:paragraph-rsid="0034d6b6" style:font-style-asian="normal" style:font-style-complex="normal"/>
    </style:style>
    <style:style style:name="P53" style:family="paragraph" style:parent-style-name="Standard">
      <style:text-properties style:text-position="0% 100%" fo:font-style="normal" style:text-underline-style="none" officeooo:rsid="003504e7" officeooo:paragraph-rsid="003504e7" style:font-style-asian="normal" style:font-style-complex="normal"/>
    </style:style>
    <style:style style:name="P54" style:family="paragraph" style:parent-style-name="Standard">
      <style:text-properties style:text-position="0% 100%" fo:font-style="normal" style:text-underline-style="none" officeooo:rsid="00399c88" officeooo:paragraph-rsid="0037c272" style:font-style-asian="normal" style:font-style-complex="normal"/>
    </style:style>
    <style:style style:name="P55" style:family="paragraph" style:parent-style-name="Standard">
      <style:text-properties style:text-position="0% 100%" fo:font-style="normal" style:text-underline-style="none" officeooo:rsid="00399c88" officeooo:paragraph-rsid="00399c88" style:font-style-asian="normal" style:font-style-complex="normal"/>
    </style:style>
    <style:style style:name="P56" style:family="paragraph" style:parent-style-name="Standard">
      <style:text-properties style:text-position="0% 100%" fo:font-style="normal" style:text-underline-style="none" officeooo:rsid="003a7ca3" officeooo:paragraph-rsid="003a7ca3" style:font-style-asian="normal" style:font-style-complex="normal"/>
    </style:style>
    <style:style style:name="P57" style:family="paragraph" style:parent-style-name="Standard">
      <style:text-properties style:text-position="0% 100%" fo:font-style="normal" style:text-underline-style="none" officeooo:rsid="003b67ef" officeooo:paragraph-rsid="003b67ef" style:font-style-asian="normal" style:font-style-complex="normal"/>
    </style:style>
    <style:style style:name="P58" style:family="paragraph" style:parent-style-name="Standard">
      <style:text-properties style:text-position="0% 100%" fo:font-style="normal" style:text-underline-style="none" officeooo:rsid="003d3e58" officeooo:paragraph-rsid="003d3e58" style:font-style-asian="normal" style:font-style-complex="normal"/>
    </style:style>
    <style:style style:name="P59" style:family="paragraph" style:parent-style-name="Standard">
      <style:text-properties style:text-position="0% 100%" fo:font-style="normal" style:text-underline-style="none" officeooo:rsid="003e98a5" officeooo:paragraph-rsid="003d3e58" style:font-style-asian="normal" style:font-style-complex="normal"/>
    </style:style>
    <style:style style:name="P60" style:family="paragraph" style:parent-style-name="Standard">
      <style:text-properties style:text-position="0% 100%" fo:font-style="normal" style:text-underline-style="none" fo:font-weight="normal" officeooo:rsid="003e98a5" officeooo:paragraph-rsid="003e98a5" style:font-style-asian="normal" style:font-weight-asian="normal" style:font-style-complex="normal" style:font-weight-complex="normal"/>
    </style:style>
    <style:style style:name="P61" style:family="paragraph" style:parent-style-name="Standard">
      <style:text-properties style:text-position="0% 100%" fo:font-style="normal" style:text-underline-style="none" fo:font-weight="normal" officeooo:rsid="00421d7b" officeooo:paragraph-rsid="00421d7b" style:font-style-asian="normal" style:font-weight-asian="normal" style:font-style-complex="normal" style:font-weight-complex="normal"/>
    </style:style>
    <style:style style:name="P62" style:family="paragraph" style:parent-style-name="Standard">
      <style:text-properties style:text-position="0% 100%" fo:font-style="normal" style:text-underline-style="none" fo:font-weight="normal" officeooo:rsid="00429415" officeooo:paragraph-rsid="00429415" style:font-style-asian="normal" style:font-weight-asian="normal" style:font-style-complex="normal" style:font-weight-complex="normal"/>
    </style:style>
    <style:style style:name="P63" style:family="paragraph" style:parent-style-name="Standard">
      <style:text-properties style:text-position="0% 100%" fo:font-style="normal" style:text-underline-style="none" fo:font-weight="normal" officeooo:rsid="0042a0da" officeooo:paragraph-rsid="0042a0da" style:font-style-asian="normal" style:font-weight-asian="normal" style:font-style-complex="normal" style:font-weight-complex="normal"/>
    </style:style>
    <style:style style:name="P64" style:family="paragraph" style:parent-style-name="Standard">
      <style:text-properties style:text-position="0% 100%" fo:font-style="normal" style:text-underline-style="none" fo:font-weight="normal" officeooo:rsid="00446632" officeooo:paragraph-rsid="00446632" style:font-style-asian="normal" style:font-weight-asian="normal" style:font-style-complex="normal" style:font-weight-complex="normal"/>
    </style:style>
    <style:style style:name="P65" style:family="paragraph" style:parent-style-name="Standard">
      <style:text-properties style:text-position="0% 100%" fo:font-style="normal" style:text-underline-style="none" fo:font-weight="normal" officeooo:rsid="004466f4" officeooo:paragraph-rsid="004466f4" style:font-style-asian="normal" style:font-weight-asian="normal" style:font-style-complex="normal" style:font-weight-complex="normal"/>
    </style:style>
    <style:style style:name="P66" style:family="paragraph" style:parent-style-name="Standard">
      <style:text-properties style:text-position="0% 100%" fo:font-style="normal" style:text-underline-style="none" fo:font-weight="normal" officeooo:rsid="00460f8d" officeooo:paragraph-rsid="00460f8d" style:font-style-asian="normal" style:font-weight-asian="normal" style:font-style-complex="normal" style:font-weight-complex="normal"/>
    </style:style>
    <style:style style:name="P67" style:family="paragraph" style:parent-style-name="Standard">
      <style:text-properties style:text-position="0% 100%" fo:font-style="normal" style:text-underline-style="none" fo:font-weight="normal" officeooo:rsid="004690d2" officeooo:paragraph-rsid="004690d2" style:font-style-asian="normal" style:font-weight-asian="normal" style:font-style-complex="normal" style:font-weight-complex="normal"/>
    </style:style>
    <style:style style:name="P68" style:family="paragraph" style:parent-style-name="Standard">
      <style:text-properties style:text-position="0% 100%" fo:font-style="normal" style:text-underline-style="none" fo:font-weight="normal" officeooo:rsid="00483833" officeooo:paragraph-rsid="004690d2" style:font-style-asian="normal" style:font-weight-asian="normal" style:font-style-complex="normal" style:font-weight-complex="normal"/>
    </style:style>
    <style:style style:name="P69" style:family="paragraph" style:parent-style-name="Standard">
      <style:text-properties style:text-position="0% 100%" fo:font-style="normal" style:text-underline-style="none" fo:font-weight="normal" officeooo:rsid="00488a13" officeooo:paragraph-rsid="00488a13" style:font-style-asian="normal" style:font-weight-asian="normal" style:font-style-complex="normal" style:font-weight-complex="normal"/>
    </style:style>
    <style:style style:name="P70" style:family="paragraph" style:parent-style-name="Standard">
      <style:text-properties style:text-position="0% 100%" fo:font-style="normal" style:text-underline-style="none" fo:font-weight="normal" officeooo:rsid="0049043f" officeooo:paragraph-rsid="0049043f" style:font-style-asian="normal" style:font-weight-asian="normal" style:font-style-complex="normal" style:font-weight-complex="normal"/>
    </style:style>
    <style:style style:name="P71" style:family="paragraph" style:parent-style-name="Standard">
      <style:text-properties style:text-position="0% 100%" fo:font-style="normal" style:text-underline-style="none" fo:font-weight="normal" officeooo:rsid="004bb35b" officeooo:paragraph-rsid="004bb35b" style:font-style-asian="normal" style:font-weight-asian="normal" style:font-style-complex="normal" style:font-weight-complex="normal"/>
    </style:style>
    <style:style style:name="P72" style:family="paragraph" style:parent-style-name="Standard">
      <style:text-properties style:text-position="0% 100%" fo:font-style="normal" style:text-underline-style="none" fo:font-weight="normal" officeooo:rsid="004be2fe" officeooo:paragraph-rsid="004be2fe" style:font-style-asian="normal" style:font-weight-asian="normal" style:font-style-complex="normal" style:font-weight-complex="normal"/>
    </style:style>
    <style:style style:name="P73" style:family="paragraph" style:parent-style-name="Standard">
      <style:text-properties style:text-position="0% 100%" fo:font-style="normal" style:text-underline-style="none" fo:font-weight="normal" officeooo:rsid="004be2fe" officeooo:paragraph-rsid="004d45f5" style:font-style-asian="normal" style:font-weight-asian="normal" style:font-style-complex="normal" style:font-weight-complex="normal"/>
    </style:style>
    <style:style style:name="P74" style:family="paragraph" style:parent-style-name="Standard">
      <style:text-properties style:text-position="0% 100%" fo:font-style="normal" style:text-underline-style="none" fo:font-weight="normal" officeooo:rsid="004eafae" officeooo:paragraph-rsid="004eafae" style:font-style-asian="normal" style:font-weight-asian="normal" style:font-style-complex="normal" style:font-weight-complex="normal"/>
    </style:style>
    <style:style style:name="P75" style:family="paragraph" style:parent-style-name="Standard">
      <style:text-properties style:text-position="0% 100%" fo:font-style="normal" style:text-underline-style="none" fo:font-weight="normal" officeooo:rsid="00506bed" officeooo:paragraph-rsid="00506bed" style:font-style-asian="normal" style:font-weight-asian="normal" style:font-style-complex="normal" style:font-weight-complex="normal"/>
    </style:style>
    <style:style style:name="P76" style:family="paragraph" style:parent-style-name="Standard">
      <style:text-properties style:text-position="0% 100%" fo:font-style="normal" style:text-underline-style="none" fo:font-weight="normal" officeooo:rsid="00508cd4" officeooo:paragraph-rsid="00508cd4" style:font-style-asian="normal" style:font-weight-asian="normal" style:font-style-complex="normal" style:font-weight-complex="normal"/>
    </style:style>
    <style:style style:name="P77" style:family="paragraph" style:parent-style-name="Standard">
      <style:text-properties style:text-position="0% 100%" fo:font-style="normal" style:text-underline-style="none" fo:font-weight="normal" officeooo:rsid="0051d99b" officeooo:paragraph-rsid="0051d99b" style:font-style-asian="normal" style:font-weight-asian="normal" style:font-style-complex="normal" style:font-weight-complex="normal"/>
    </style:style>
    <style:style style:name="P78" style:family="paragraph" style:parent-style-name="Standard">
      <style:text-properties style:text-position="0% 100%" fo:font-style="normal" style:text-underline-style="none" fo:font-weight="normal" officeooo:rsid="005237c2" officeooo:paragraph-rsid="005237c2" style:font-style-asian="normal" style:font-weight-asian="normal" style:font-style-complex="normal" style:font-weight-complex="normal"/>
    </style:style>
    <style:style style:name="P79" style:family="paragraph" style:parent-style-name="Standard">
      <style:text-properties style:text-position="0% 100%" fo:font-style="normal" style:text-underline-style="none" fo:font-weight="normal" officeooo:rsid="00525026" officeooo:paragraph-rsid="00525026" style:font-style-asian="normal" style:font-weight-asian="normal" style:font-style-complex="normal" style:font-weight-complex="normal"/>
    </style:style>
    <style:style style:name="P80" style:family="paragraph" style:parent-style-name="Standard">
      <style:text-properties style:text-position="0% 100%" fo:font-style="normal" style:text-underline-style="none" fo:font-weight="normal" officeooo:rsid="005353f7" officeooo:paragraph-rsid="005353f7" style:font-style-asian="normal" style:font-weight-asian="normal" style:font-style-complex="normal" style:font-weight-complex="normal"/>
    </style:style>
    <style:style style:name="P81" style:family="paragraph" style:parent-style-name="Standard">
      <style:text-properties style:text-position="0% 100%" fo:font-style="normal" style:text-underline-style="none" fo:font-weight="normal" officeooo:rsid="0054f370" officeooo:paragraph-rsid="0054f370" style:font-style-asian="normal" style:font-weight-asian="normal" style:font-style-complex="normal" style:font-weight-complex="normal"/>
    </style:style>
    <style:style style:name="P82" style:family="paragraph" style:parent-style-name="Standard">
      <style:text-properties style:text-position="0% 100%" fo:font-style="normal" style:text-underline-style="none" fo:font-weight="normal" officeooo:rsid="00563e91" officeooo:paragraph-rsid="00563e91" style:font-style-asian="normal" style:font-weight-asian="normal" style:font-style-complex="normal" style:font-weight-complex="normal"/>
    </style:style>
    <style:style style:name="P83" style:family="paragraph" style:parent-style-name="Standard">
      <style:text-properties style:text-position="0% 100%" fo:font-style="normal" style:text-underline-style="none" fo:font-weight="normal" officeooo:rsid="005a1f5c" officeooo:paragraph-rsid="005a1f5c" style:font-style-asian="normal" style:font-weight-asian="normal" style:font-style-complex="normal" style:font-weight-complex="normal"/>
    </style:style>
    <style:style style:name="P84" style:family="paragraph" style:parent-style-name="Standard">
      <style:text-properties style:text-position="0% 100%" fo:font-style="normal" style:text-underline-style="none" fo:font-weight="normal" officeooo:rsid="005b9036" officeooo:paragraph-rsid="005b9036" style:font-style-asian="normal" style:font-weight-asian="normal" style:font-style-complex="normal" style:font-weight-complex="normal"/>
    </style:style>
    <style:style style:name="P85" style:family="paragraph" style:parent-style-name="Standard">
      <style:text-properties style:text-position="0% 100%" fo:font-style="normal" style:text-underline-style="none" fo:font-weight="normal" officeooo:rsid="005d0a82" officeooo:paragraph-rsid="005b9036" style:font-style-asian="normal" style:font-weight-asian="normal" style:font-style-complex="normal" style:font-weight-complex="normal"/>
    </style:style>
    <style:style style:name="P86" style:family="paragraph" style:parent-style-name="Standard">
      <style:text-properties style:text-position="0% 100%" fo:font-style="normal" style:text-underline-style="none" fo:font-weight="normal" officeooo:rsid="005f487d" officeooo:paragraph-rsid="005f487d" style:font-style-asian="normal" style:font-weight-asian="normal" style:font-style-complex="normal" style:font-weight-complex="normal"/>
    </style:style>
    <style:style style:name="P87" style:family="paragraph" style:parent-style-name="Standard">
      <style:text-properties style:text-position="0% 100%" fo:font-style="normal" style:text-underline-style="none" fo:font-weight="normal" officeooo:rsid="00600df7" officeooo:paragraph-rsid="00600df7" style:font-style-asian="normal" style:font-weight-asian="normal" style:font-style-complex="normal" style:font-weight-complex="normal"/>
    </style:style>
    <style:style style:name="P88" style:family="paragraph" style:parent-style-name="Standard">
      <style:text-properties style:text-position="0% 100%" fo:font-style="normal" style:text-underline-style="none" fo:font-weight="normal" officeooo:rsid="006117b9" officeooo:paragraph-rsid="006117b9" style:font-style-asian="normal" style:font-weight-asian="normal" style:font-style-complex="normal" style:font-weight-complex="normal"/>
    </style:style>
    <style:style style:name="P89" style:family="paragraph" style:parent-style-name="Standard">
      <style:text-properties style:text-position="0% 100%" fo:font-style="normal" style:text-underline-style="none" fo:font-weight="normal" officeooo:rsid="0063551c" officeooo:paragraph-rsid="0063551c" style:font-style-asian="normal" style:font-weight-asian="normal" style:font-style-complex="normal" style:font-weight-complex="normal"/>
    </style:style>
    <style:style style:name="P90" style:family="paragraph" style:parent-style-name="Standard">
      <style:text-properties style:text-position="0% 100%" fo:font-style="normal" style:text-underline-style="none" fo:font-weight="normal" officeooo:rsid="00639406" officeooo:paragraph-rsid="00639270" style:font-style-asian="normal" style:font-weight-asian="normal" style:font-style-complex="normal" style:font-weight-complex="normal"/>
    </style:style>
    <style:style style:name="P91" style:family="paragraph" style:parent-style-name="Standard">
      <style:text-properties style:text-position="0% 100%" fo:font-style="normal" style:text-underline-style="solid" style:text-underline-width="auto" style:text-underline-color="font-color" officeooo:rsid="002d4f06" officeooo:paragraph-rsid="002d4f06" style:font-style-asian="normal" style:font-style-complex="normal"/>
    </style:style>
    <style:style style:name="P92" style:family="paragraph" style:parent-style-name="Standard">
      <style:text-properties style:text-position="0% 100%" fo:font-style="normal" style:text-underline-style="solid" style:text-underline-width="auto" style:text-underline-color="font-color" officeooo:rsid="00333575" officeooo:paragraph-rsid="00333575" style:font-style-asian="normal" style:font-style-complex="normal"/>
    </style:style>
    <style:style style:name="P93" style:family="paragraph" style:parent-style-name="Standard">
      <style:text-properties style:text-position="0% 100%" fo:font-style="normal" style:text-underline-style="solid" style:text-underline-width="auto" style:text-underline-color="font-color" officeooo:rsid="0034d6b6" officeooo:paragraph-rsid="0034d6b6" style:font-style-asian="normal" style:font-style-complex="normal"/>
    </style:style>
    <style:style style:name="P94" style:family="paragraph" style:parent-style-name="Standard">
      <style:text-properties style:text-position="0% 100%" fo:font-style="normal" style:text-underline-style="solid" style:text-underline-width="auto" style:text-underline-color="font-color" officeooo:rsid="00399c88" officeooo:paragraph-rsid="0037c272" style:font-style-asian="normal" style:font-style-complex="normal"/>
    </style:style>
    <style:style style:name="P95" style:family="paragraph" style:parent-style-name="Standard">
      <style:text-properties style:text-position="0% 100%" fo:font-style="normal" style:text-underline-style="solid" style:text-underline-width="auto" style:text-underline-color="font-color" officeooo:rsid="003a7ca3" officeooo:paragraph-rsid="003a7ca3" style:font-style-asian="normal" style:font-style-complex="normal"/>
    </style:style>
    <style:style style:name="P96" style:family="paragraph" style:parent-style-name="Standard">
      <style:text-properties style:text-position="0% 100%" fo:font-style="normal" style:text-underline-style="solid" style:text-underline-width="auto" style:text-underline-color="font-color" fo:font-weight="normal" officeooo:rsid="0042a0da" officeooo:paragraph-rsid="0042a0da" style:font-style-asian="normal" style:font-weight-asian="normal" style:font-style-complex="normal" style:font-weight-complex="normal"/>
    </style:style>
    <style:style style:name="P97" style:family="paragraph" style:parent-style-name="Standard">
      <style:text-properties style:text-position="0% 100%" fo:font-style="normal" style:text-underline-style="solid" style:text-underline-width="auto" style:text-underline-color="font-color" fo:font-weight="normal" officeooo:rsid="004466f4" officeooo:paragraph-rsid="004466f4" style:font-style-asian="normal" style:font-weight-asian="normal" style:font-style-complex="normal" style:font-weight-complex="normal"/>
    </style:style>
    <style:style style:name="P98" style:family="paragraph" style:parent-style-name="Standard">
      <style:text-properties style:text-position="0% 100%" fo:font-style="normal" style:text-underline-style="solid" style:text-underline-width="auto" style:text-underline-color="font-color" fo:font-weight="normal" officeooo:rsid="00460f8d" officeooo:paragraph-rsid="00460f8d" style:font-style-asian="normal" style:font-weight-asian="normal" style:font-style-complex="normal" style:font-weight-complex="normal"/>
    </style:style>
    <style:style style:name="P99" style:family="paragraph" style:parent-style-name="Standard">
      <style:text-properties style:text-position="0% 100%" fo:font-style="normal" style:text-underline-style="solid" style:text-underline-width="auto" style:text-underline-color="font-color" fo:font-weight="normal" officeooo:rsid="004690d2" officeooo:paragraph-rsid="004690d2" style:font-style-asian="normal" style:font-weight-asian="normal" style:font-style-complex="normal" style:font-weight-complex="normal"/>
    </style:style>
    <style:style style:name="P100" style:family="paragraph" style:parent-style-name="Standard">
      <style:text-properties style:text-position="0% 100%" fo:font-style="normal" style:text-underline-style="solid" style:text-underline-width="auto" style:text-underline-color="font-color" fo:font-weight="normal" officeooo:rsid="00488a13" officeooo:paragraph-rsid="00488a13" style:font-style-asian="normal" style:font-weight-asian="normal" style:font-style-complex="normal" style:font-weight-complex="normal"/>
    </style:style>
    <style:style style:name="P101" style:family="paragraph" style:parent-style-name="Standard">
      <style:text-properties style:text-position="0% 100%" fo:font-style="normal" style:text-underline-style="solid" style:text-underline-width="auto" style:text-underline-color="font-color" fo:font-weight="normal" officeooo:rsid="0049043f" officeooo:paragraph-rsid="0049043f" style:font-style-asian="normal" style:font-weight-asian="normal" style:font-style-complex="normal" style:font-weight-complex="normal"/>
    </style:style>
    <style:style style:name="P102" style:family="paragraph" style:parent-style-name="Standard">
      <style:text-properties style:text-position="0% 100%" fo:font-style="normal" style:text-underline-style="solid" style:text-underline-width="auto" style:text-underline-color="font-color" fo:font-weight="normal" officeooo:rsid="004bb35b" officeooo:paragraph-rsid="004bb35b" style:font-style-asian="normal" style:font-weight-asian="normal" style:font-style-complex="normal" style:font-weight-complex="normal"/>
    </style:style>
    <style:style style:name="P103" style:family="paragraph" style:parent-style-name="Standard">
      <style:text-properties style:text-position="0% 100%" fo:font-style="normal" style:text-underline-style="solid" style:text-underline-width="auto" style:text-underline-color="font-color" fo:font-weight="normal" officeooo:rsid="004be2fe" officeooo:paragraph-rsid="004be2fe" style:font-style-asian="normal" style:font-weight-asian="normal" style:font-style-complex="normal" style:font-weight-complex="normal"/>
    </style:style>
    <style:style style:name="P104" style:family="paragraph" style:parent-style-name="Standard">
      <style:text-properties style:text-position="0% 100%" fo:font-style="normal" style:text-underline-style="solid" style:text-underline-width="auto" style:text-underline-color="font-color" fo:font-weight="normal" officeooo:rsid="00506bed" officeooo:paragraph-rsid="00506bed" style:font-style-asian="normal" style:font-weight-asian="normal" style:font-style-complex="normal" style:font-weight-complex="normal"/>
    </style:style>
    <style:style style:name="P105" style:family="paragraph" style:parent-style-name="Standard">
      <style:text-properties style:text-position="0% 100%" fo:font-style="normal" style:text-underline-style="solid" style:text-underline-width="auto" style:text-underline-color="font-color" fo:font-weight="normal" officeooo:rsid="00525026" officeooo:paragraph-rsid="00525026" style:font-style-asian="normal" style:font-weight-asian="normal" style:font-style-complex="normal" style:font-weight-complex="normal"/>
    </style:style>
    <style:style style:name="P106" style:family="paragraph" style:parent-style-name="Standard">
      <style:text-properties style:text-position="0% 100%" fo:font-style="normal" style:text-underline-style="solid" style:text-underline-width="auto" style:text-underline-color="font-color" fo:font-weight="normal" officeooo:rsid="0054f370" officeooo:paragraph-rsid="0054f370" style:font-style-asian="normal" style:font-weight-asian="normal" style:font-style-complex="normal" style:font-weight-complex="normal"/>
    </style:style>
    <style:style style:name="P107" style:family="paragraph" style:parent-style-name="Standard">
      <style:text-properties style:text-position="0% 100%" fo:font-style="normal" style:text-underline-style="solid" style:text-underline-width="auto" style:text-underline-color="font-color" fo:font-weight="normal" officeooo:rsid="005a1f5c" officeooo:paragraph-rsid="005a1f5c" style:font-style-asian="normal" style:font-weight-asian="normal" style:font-style-complex="normal" style:font-weight-complex="normal"/>
    </style:style>
    <style:style style:name="P108" style:family="paragraph" style:parent-style-name="Standard">
      <style:text-properties style:text-position="0% 100%" fo:font-style="normal" style:text-underline-style="solid" style:text-underline-width="auto" style:text-underline-color="font-color" fo:font-weight="normal" officeooo:rsid="005b9036" officeooo:paragraph-rsid="005b9036" style:font-style-asian="normal" style:font-weight-asian="normal" style:font-style-complex="normal" style:font-weight-complex="normal"/>
    </style:style>
    <style:style style:name="P109" style:family="paragraph" style:parent-style-name="Standard">
      <style:text-properties style:text-position="0% 100%" fo:font-style="normal" style:text-underline-style="solid" style:text-underline-width="auto" style:text-underline-color="font-color" fo:font-weight="normal" officeooo:rsid="005f487d" officeooo:paragraph-rsid="005f487d" style:font-style-asian="normal" style:font-weight-asian="normal" style:font-style-complex="normal" style:font-weight-complex="normal"/>
    </style:style>
    <style:style style:name="P110" style:family="paragraph" style:parent-style-name="Standard">
      <style:text-properties style:text-position="0% 100%" fo:font-style="normal" style:text-underline-style="solid" style:text-underline-width="auto" style:text-underline-color="font-color" fo:font-weight="normal" officeooo:rsid="00600df7" officeooo:paragraph-rsid="00600df7" style:font-style-asian="normal" style:font-weight-asian="normal" style:font-style-complex="normal" style:font-weight-complex="normal"/>
    </style:style>
    <style:style style:name="P111" style:family="paragraph" style:parent-style-name="Standard">
      <style:text-properties style:text-position="0% 100%" fo:font-style="normal" style:text-underline-style="solid" style:text-underline-width="auto" style:text-underline-color="font-color" fo:font-weight="normal" officeooo:rsid="00639270" officeooo:paragraph-rsid="00639270" style:font-style-asian="normal" style:font-weight-asian="normal" style:font-style-complex="normal" style:font-weight-complex="normal"/>
    </style:style>
    <style:style style:name="P112" style:family="paragraph" style:parent-style-name="Standard">
      <style:text-properties fo:font-style="normal" style:text-underline-style="solid" style:text-underline-width="auto" style:text-underline-color="font-color" officeooo:rsid="001ea5a6" officeooo:paragraph-rsid="001ea5a6" style:font-style-asian="normal" style:font-style-complex="normal"/>
    </style:style>
    <style:style style:name="P113" style:family="paragraph" style:parent-style-name="Standard">
      <style:text-properties fo:font-style="normal" style:text-underline-style="solid" style:text-underline-width="auto" style:text-underline-color="font-color" officeooo:rsid="002021d3" officeooo:paragraph-rsid="002021d3" style:font-style-asian="normal" style:font-style-complex="normal"/>
    </style:style>
    <style:style style:name="P114" style:family="paragraph" style:parent-style-name="Standard">
      <style:text-properties fo:font-style="normal" style:text-underline-style="none" officeooo:rsid="001ea5a6" officeooo:paragraph-rsid="001ea5a6" style:font-style-asian="normal" style:font-style-complex="normal"/>
    </style:style>
    <style:style style:name="P115" style:family="paragraph" style:parent-style-name="Standard">
      <style:text-properties fo:font-style="normal" style:text-underline-style="none" officeooo:rsid="002021d3" officeooo:paragraph-rsid="001ea5a6" style:font-style-asian="normal" style:font-style-complex="normal"/>
    </style:style>
    <style:style style:name="P116" style:family="paragraph" style:parent-style-name="Standard">
      <style:text-properties fo:font-style="normal" style:text-underline-style="none" officeooo:rsid="002021d3" officeooo:paragraph-rsid="002021d3" style:font-style-asian="normal" style:font-style-complex="normal"/>
    </style:style>
    <style:style style:name="P117" style:family="paragraph" style:parent-style-name="Standard">
      <style:text-properties fo:font-style="italic" style:text-underline-style="none" officeooo:rsid="001ea5a6" officeooo:paragraph-rsid="001ea5a6" style:font-style-asian="italic" style:font-style-complex="italic"/>
    </style:style>
    <style:style style:name="P118" style:family="paragraph" style:parent-style-name="Standard">
      <style:text-properties style:text-position="sub 58%" fo:font-style="normal" style:text-underline-style="none" officeooo:rsid="003e98a5" officeooo:paragraph-rsid="003e98a5" style:font-style-asian="normal" style:font-style-complex="normal"/>
    </style:style>
    <style:style style:name="P119" style:family="paragraph" style:parent-style-name="Standard">
      <style:text-properties officeooo:rsid="004eafae" officeooo:paragraph-rsid="004eafae"/>
    </style:style>
    <style:style style:name="P120" style:family="paragraph" style:parent-style-name="Standard" style:list-style-name="L1">
      <style:text-properties officeooo:rsid="00114182" officeooo:paragraph-rsid="0012e1a1"/>
    </style:style>
    <style:style style:name="P121" style:family="paragraph" style:parent-style-name="Standard" style:list-style-name="L2">
      <style:text-properties fo:font-style="normal" style:text-underline-style="none" officeooo:rsid="001ea5a6" officeooo:paragraph-rsid="001ea5a6" style:font-style-asian="normal" style:font-style-complex="normal"/>
    </style:style>
    <style:style style:name="P122" style:family="paragraph" style:parent-style-name="Standard" style:list-style-name="L2">
      <style:text-properties fo:font-style="normal" style:text-underline-style="solid" style:text-underline-width="auto" style:text-underline-color="font-color" officeooo:rsid="001ea5a6" officeooo:paragraph-rsid="001ea5a6" style:font-style-asian="normal" style:font-style-complex="normal"/>
    </style:style>
    <style:style style:name="P123" style:family="paragraph" style:parent-style-name="Standard" style:list-style-name="L3">
      <style:text-properties style:text-position="0% 100%" fo:font-style="normal" style:text-underline-style="none" fo:font-weight="normal" officeooo:rsid="004be2fe" officeooo:paragraph-rsid="004d45f5"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190add"/>
    </style:style>
    <style:style style:name="T3" style:family="text">
      <style:text-properties style:text-underline-style="none" officeooo:rsid="002021d3"/>
    </style:style>
    <style:style style:name="T4" style:family="text">
      <style:text-properties style:text-underline-style="none" officeooo:rsid="0026fcc0"/>
    </style:style>
    <style:style style:name="T5" style:family="text">
      <style:text-properties style:text-underline-style="none" officeooo:rsid="002b733f"/>
    </style:style>
    <style:style style:name="T6" style:family="text">
      <style:text-properties style:text-underline-style="none" officeooo:rsid="0042cbdd"/>
    </style:style>
    <style:style style:name="T7" style:family="text">
      <style:text-properties style:text-underline-style="none" officeooo:rsid="00460f8d"/>
    </style:style>
    <style:style style:name="T8" style:family="text">
      <style:text-properties style:text-underline-style="none" officeooo:rsid="00483833"/>
    </style:style>
    <style:style style:name="T9" style:family="text">
      <style:text-properties style:text-underline-style="none" officeooo:rsid="005d0a82"/>
    </style:style>
    <style:style style:name="T10" style:family="text">
      <style:text-properties style:text-underline-style="none" officeooo:rsid="00639406"/>
    </style:style>
    <style:style style:name="T11" style:family="text">
      <style:text-properties style:text-underline-style="none" officeooo:rsid="00650495"/>
    </style:style>
    <style:style style:name="T12" style:family="text">
      <style:text-properties style:text-underline-style="none" officeooo:rsid="006839bb"/>
    </style:style>
    <style:style style:name="T13" style:family="text">
      <style:text-properties style:text-position="super 58%" style:text-underline-style="none"/>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333575"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d5da9" style:font-style-asian="normal" style:font-style-complex="normal"/>
    </style:style>
    <style:style style:name="T19" style:family="text">
      <style:text-properties fo:font-style="normal" style:text-underline-style="none" officeooo:rsid="0030d9ba" style:font-style-asian="normal" style:font-style-complex="normal"/>
    </style:style>
    <style:style style:name="T20" style:family="text">
      <style:text-properties fo:font-style="normal" style:text-underline-style="none" officeooo:rsid="00333575" style:font-style-asian="normal" style:font-style-complex="normal"/>
    </style:style>
    <style:style style:name="T21" style:family="text">
      <style:text-properties fo:font-style="normal" style:text-underline-style="none" officeooo:rsid="0036ca66" style:font-style-asian="normal" style:font-style-complex="normal"/>
    </style:style>
    <style:style style:name="T22" style:family="text">
      <style:text-properties fo:font-style="normal" style:text-underline-style="none" officeooo:rsid="00399c88" style:font-style-asian="normal" style:font-style-complex="normal"/>
    </style:style>
    <style:style style:name="T23" style:family="text">
      <style:text-properties fo:font-style="normal" style:text-underline-style="none" officeooo:rsid="003a7ca3" style:font-style-asian="normal" style:font-style-complex="normal"/>
    </style:style>
    <style:style style:name="T24" style:family="text">
      <style:text-properties fo:font-style="normal" style:text-underline-style="none" officeooo:rsid="003d3e58" style:font-style-asian="normal" style:font-style-complex="normal"/>
    </style:style>
    <style:style style:name="T25" style:family="text">
      <style:text-properties fo:font-style="normal" style:text-underline-style="none" officeooo:rsid="003b67ef" style:font-style-asian="normal" style:font-style-complex="normal"/>
    </style:style>
    <style:style style:name="T26" style:family="text">
      <style:text-properties fo:font-style="normal" style:text-underline-style="none" officeooo:rsid="003e98a5" style:font-style-asian="normal" style:font-style-complex="normal"/>
    </style:style>
    <style:style style:name="T27" style:family="text">
      <style:text-properties fo:font-style="normal" style:text-underline-style="none" officeooo:rsid="006a2c8d" style:font-style-asian="normal" style:font-style-complex="normal"/>
    </style:style>
    <style:style style:name="T28" style:family="text">
      <style:text-properties fo:font-style="normal" style:text-underline-style="none" officeooo:rsid="006b3b96"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3e98a5" style:font-style-asian="normal" style:font-style-complex="normal"/>
    </style:style>
    <style:style style:name="T31" style:family="text">
      <style:text-properties officeooo:rsid="002b733f"/>
    </style:style>
    <style:style style:name="T32" style:family="text">
      <style:text-properties style:text-position="sub 58%" fo:font-style="normal" style:text-underline-style="none" style:font-style-asian="normal" style:font-style-complex="normal"/>
    </style:style>
    <style:style style:name="T33" style:family="text">
      <style:text-properties style:text-position="sub 58%" fo:font-style="normal" style:font-style-asian="normal" style:font-style-complex="normal"/>
    </style:style>
    <style:style style:name="T34" style:family="text">
      <style:text-properties style:text-position="0% 100%" fo:font-style="normal" style:text-underline-style="none" fo:font-weight="normal" style:font-style-asian="normal" style:font-weight-asian="normal" style:font-style-complex="normal" style:font-weight-complex="normal"/>
    </style:style>
    <style:style style:name="T35" style:family="text">
      <style:text-properties style:text-position="0% 100%" fo:font-style="normal" style:text-underline-style="none" fo:font-weight="normal" officeooo:rsid="004be2fe" style:font-style-asian="normal" style:font-weight-asian="normal" style:font-style-complex="normal" style:font-weight-complex="normal"/>
    </style:style>
    <style:style style:name="T36" style:family="text">
      <style:text-properties officeooo:rsid="00563e91"/>
    </style:style>
    <style:style style:name="T37" style:family="text">
      <style:text-properties officeooo:rsid="006839bb"/>
    </style:style>
    <style:style style:name="T38" style:family="text">
      <style:text-properties officeooo:rsid="006bf400"/>
    </style:style>
    <style:style style:name="T39" style:family="text">
      <style:text-properties officeooo:rsid="006d7d76"/>
    </style:style>
    <style:style style:name="T40" style:family="text">
      <style:text-properties officeooo:rsid="006e4915"/>
    </style:style>
    <style:style style:name="T41" style:family="text">
      <style:text-properties officeooo:rsid="006e995e"/>
    </style:style>
    <style:style style:name="T42" style:family="text">
      <style:text-properties officeooo:rsid="006f47ac"/>
    </style:style>
    <style:style style:name="T43" style:family="text">
      <style:text-properties officeooo:rsid="006fcc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énie génétique</text:p>
      <text:p text:style-name="P1"/>
      <text:p text:style-name="P1">Techniques permettant :</text:p>
      <text:list xml:id="list5999841160021188930" text:style-name="L1">
        <text:list-item>
          <text:p text:style-name="P120">de manipuler ADN et ARN</text:p>
        </text:list-item>
        <text:list-item>
          <text:p text:style-name="P120">de créer de nouvelles séquences</text:p>
        </text:list-item>
        <text:list-item>
          <text:p text:style-name="P120">d'étudier / modifier l'expression des gènes</text:p>
        </text:list-item>
      </text:list>
      <text:p text:style-name="P8"/>
      <text:p text:style-name="P2">1. Obtention d'un maïs transgénique Bt</text:p>
      <text:p text:style-name="P9"/>
      <text:p text:style-name="P3">1.1 Clonage du gène bactérien</text:p>
      <text:p text:style-name="P10"/>
      <text:p text:style-name="P10">Ce gène Bt vient d'une bactérie bacillus thuringiensis et le gène code pour une protéine toxique pour les insectes (chenille), cette protéine est utilisé en saupoudrage pour éliminer les insectes ravageurs. </text:p>
      <text:p text:style-name="P10"/>
      <text:p text:style-name="P10">Idée : Introduire le gène Bt dans une plante qui produira elle-même cet insecticide directement dans les tissus mangés par les chenille. </text:p>
      <text:p text:style-name="P10"/>
      <text:p text:style-name="P3"><text:span text:style-name="T1">1</text:span><text:span text:style-name="T13">er</text:span><text:span text:style-name="T1"> essai en 1985 sur du tabac p</text:span><text:span text:style-name="T12">uis</text:span><text:span text:style-name="T1"> après sur le maïs, le coton, le soja, la tomate.</text:span></text:p>
      <text:p text:style-name="P10"/>
      <text:p text:style-name="P3">1.1.1 Isolement du gène</text:p>
      <text:p text:style-name="P10"/>
      <text:p text:style-name="P10">Il faut d'abord <text:span text:style-name="T37">récupérer</text:span> le gène dans le génome bactérien. On utilise des enzymes de restrictions pour isoler le gène.</text:p>
      <text:p text:style-name="P10"/>
      <text:p text:style-name="P10">Fiche 1</text:p>
      <text:p text:style-name="P10"/>
      <text:p text:style-name="P11">On suppose que l'enzyme coupe de chaque coté du gène et on récupère le gène.</text:p>
      <text:p text:style-name="P10"/>
      <text:p text:style-name="P4">1.1.2 Construction du gène recombinant</text:p>
      <text:p text:style-name="P11"/>
      <text:p text:style-name="P12">Promoteur + gène d'intérêt Bt</text:p>
      <text:p text:style-name="P12"/>
      <text:p text:style-name="P12">Faire ce gène, c'est associer la séquence codante du gène Bt + un promoteur.</text:p>
      <text:p text:style-name="P12"/>
      <text:p text:style-name="P5"><text:span text:style-name="T1">Il existe des promoteurs forts ou constitutifs (qui s'expriment en permanence dans toutes les </text:span><text:span text:style-name="T12">cellules</text:span><text:span text:style-name="T1"> quelque soit le type de développemen</text:span><text:span text:style-name="T2">t</text:span><text:span text:style-name="T1">)</text:span></text:p>
      <text:p text:style-name="P12">Il existe des promoteurs spécifiques : permettent l'expression d'un gène uniquement dans les feuilles ou lors de la germination. </text:p>
      <text:p text:style-name="P13">On choisi un promoteur avec le meilleur p<text:span text:style-name="T37">r</text:span>ofil d'expression pour que ce gène s'exprime au mieux.</text:p>
      <text:p text:style-name="P13"/>
      <text:p text:style-name="P13">On introduit le promoteur et un gène Bt dans un plasmide qui servira de vecteur pour l'introduire dans une bactérie.</text:p>
      <text:p text:style-name="P13"/>
      <text:p text:style-name="P15">Plasmide : petite molécule d'ADN. </text:p>
      <text:p text:style-name="P15"/>
      <text:p text:style-name="P16">On ajoute le substratX-Gal dans le milieu : si il y a pas MSC → donne une cellule bleue : l'insert n'a pas été ajouté.</text:p>
      <text:p text:style-name="P16">Permet de voir si l'insert a été ajouté. (vérification)</text:p>
      <text:p text:style-name="P16"/>
      <text:p text:style-name="P6"><text:soft-page-break/>a) Linéarisation du plasmide</text:p>
      <text:p text:style-name="P17"/>
      <text:p text:style-name="P6"><text:span text:style-name="T1">On choisi une enzyme de restriction dans le site de polyclonage compatible avec l'enzyme du gène </text:span><text:span text:style-name="T14">Bt</text:span><text:span text:style-name="T17"> </text:span></text:p>
      <text:p text:style-name="P117"/>
      <text:p text:style-name="P112">b) Ligation</text:p>
      <text:p text:style-name="P114"/>
      <text:p text:style-name="P112"><text:span text:style-name="T1">On met en présence le plasmide linéarisé + insert (gène </text:span><text:span text:style-name="T14">Bt</text:span><text:span text:style-name="T1">) + ligase</text:span></text:p>
      <text:p text:style-name="P114"/>
      <text:p text:style-name="P114">On a les deux types de ligation :</text:p>
      <text:list xml:id="list1348651085200148702" text:style-name="L2">
        <text:list-item>
          <text:p text:style-name="P121">Bord franc : pas <text:span text:style-name="T37">d’appariement</text:span> des <text:span text:style-name="T37">morceaux</text:span> d'ADN à rattacher</text:p>
        </text:list-item>
        <text:list-item>
          <text:p text:style-name="P122"><text:span text:style-name="T1">Bord collant : Les deux extrémités peuvent s'apparier (liaison H) </text:span><text:span text:style-name="T3">sur quelques bases ce qui les maintien en place et facilite le travail de la ligase. </text:span></text:p>
        </text:list-item>
      </text:list>
      <text:p text:style-name="P115"/>
      <text:p text:style-name="P116">Fiche 3 -2</text:p>
      <text:p text:style-name="P116"/>
      <text:p text:style-name="P113">1.1.3 Amplification du gène <text:span text:style-name="T37">recombinant</text:span> par clonage</text:p>
      <text:p text:style-name="P116"/>
      <text:p text:style-name="P116">Fiche 3 -1</text:p>
      <text:p text:style-name="P116"/>
      <text:p text:style-name="P113"><text:span text:style-name="T1">Le gène recombinant est fait en quelques exemplaires : pour cela on utilise le potentiel de repro des bactéries qui est exceptionnel ce qui permet d'obtenir le plasmide en très grande quantité. Le plasmide est introduit dans la bactérie par transformation génétique et les bactéries sont cultivées en conditions optimales en présence d'antibiotiques. On observe un doublement de la population en 20 minutes (</text:span><text:span text:style-name="T14">E.Choli</text:span><text:span text:style-name="T1"> =&gt; en 15 h = 45 </text:span><text:span text:style-name="T12">cycles</text:span><text:span text:style-name="T1"> = 10¹³ copies du gène recombinant)</text:span></text:p>
      <text:p text:style-name="P14"/>
      <text:p text:style-name="P18">1.1.4 Purification du gène recombinant</text:p>
      <text:p text:style-name="P35"/>
      <text:p text:style-name="P18">a) Préparation de l'ADN plasmidique</text:p>
      <text:p text:style-name="P35"/>
      <text:p text:style-name="P35">Après culture sur antibiotique, le plasmide est extrait de ces mêmes bactéries.</text:p>
      <text:p text:style-name="P35"/>
      <text:p text:style-name="P35">Fiche 5</text:p>
      <text:p text:style-name="P35"/>
      <text:p text:style-name="P19">b) Extraction du gène recombinant</text:p>
      <text:p text:style-name="P36"/>
      <text:p text:style-name="P36">On réutilise les enzymes de restrictions pour libérer le gène recombinant.</text:p>
      <text:p text:style-name="P36"/>
      <text:p text:style-name="P19">c) Vérification de la construction par électrophorèse</text:p>
      <text:p text:style-name="P36"/>
      <text:p text:style-name="P36">On <text:s/>vérifie que la construction est correcte, complète, en mesurant la taille des fragments libérés par les enzymes de restrictions par électrophorèse sur gel d'agarose.</text:p>
      <text:p text:style-name="P36"/>
      <text:p text:style-name="P37">Fiche 6 </text:p>
      <text:p text:style-name="P37"/>
      <text:p text:style-name="P20">d) Vérification de la construction par séquençage</text:p>
      <text:p text:style-name="P38"/>
      <text:p text:style-name="P38">Objectif : déterminer la succession des bases dans un fragment d’ADN donné</text:p>
      <text:p text:style-name="P38"/>
      <text:p text:style-name="P38">Fiche 9</text:p>
      <text:p text:style-name="P38"><text:soft-page-break/>L’ADN est sous forme simple brin. On ajoute de l’ADN pol, une amorce et des dNTPs et des ddNTPs.</text:p>
      <text:p text:style-name="P20"><text:span text:style-name="T1">Les ddNTPs permettent de savoir quelle base à quel endroit car ça s’arrête au ddNTP (ddATP, ddGTP …). </text:span><text:span text:style-name="T4">On a des brins de différentes tailles en fonction de là où ce sont fixés les ddNTPs.</text:span></text:p>
      <text:p text:style-name="P39">On met tous en <text:span text:style-name="T37">excès</text:span> (ADN pol, dNTPs, ddNTPs et les amorces) pour avoir le max de probabilités sur chaque brin et avoir le plus de choses possibles.</text:p>
      <text:p text:style-name="P39"/>
      <text:p text:style-name="P40">C’est le méthode de Sanger.</text:p>
      <text:p text:style-name="P40">Maintenant, on a chaque dNTP fluorescent avec une <text:span text:style-name="T37">longueur</text:span> d’onde qui correspond à chaque dNTP</text:p>
      <text:p text:style-name="P40">Machine : 24 runs et à chaque fois 384 échantillons <text:s/>donc on a 24*384 échantillons par jour.</text:p>
      <text:p text:style-name="P41"/>
      <text:p text:style-name="P42">Le but du <text:span text:style-name="T37">séquençage</text:span> est de vérifier qu’il n’y ai pas eu de mutations introduites aux hasards des manipulations pour que le gène recombinant corresponde bien au promoteur choisi et au gène Bt. </text:p>
      <text:p text:style-name="P42"/>
      <text:p text:style-name="P21">1.2 Transformation du maïs</text:p>
      <text:p text:style-name="P42"/>
      <text:p text:style-name="P42">On souhaite introduire ce gène recombinant dans le génome du maïs. </text:p>
      <text:p text:style-name="P42"/>
      <text:p text:style-name="P21">1.2.1 Introduction du plasmide dans le cytoplasme de cellules de maïs</text:p>
      <text:p text:style-name="P42"/>
      <text:p text:style-name="P43">Fiche 4</text:p>
      <text:p text:style-name="P43"/>
      <text:p text:style-name="P22"><text:span text:style-name="T1">On a un ADN sous forme linéaire </text:span><text:span text:style-name="T31">ou</text:span><text:span text:style-name="T1"> sous forme pl</text:span><text:span text:style-name="T5">a</text:span><text:span text:style-name="T1">smidique quand on souhaite une expression transitoire.</text:span></text:p>
      <text:p text:style-name="P43"/>
      <text:p text:style-name="P23">a) Transformation par électroporation</text:p>
      <text:p text:style-name="P44"/>
      <text:p text:style-name="P44">Les parois squelettique sont une barrière pour l’entrée du plasmide → on met des enzymes pour elever la paroi =&gt; on obtient des protoplastes (cellule végétale sans paroi)</text:p>
      <text:p text:style-name="P44"/>
      <text:p text:style-name="P44">Ces protoplastes sont mis en contact avec le plasmide </text:p>
      <text:p text:style-name="P44"/>
      <text:p text:style-name="P44">On fait réagir par un choc électrique (qui déstabilise la mb) et fait rentrer le plasmide.</text:p>
      <text:p text:style-name="P44"/>
      <text:p text:style-name="P23">b) Transformation par biolistique</text:p>
      <text:p text:style-name="P44"/>
      <text:p text:style-name="P44">L’ADN est mis à la surface de petites billes qui sont projetés violemment contre des cellules : certaines billes rentrent dans le cytoplasme et amènent l’ADN avec elles. Ce sont des microbilles de tungstène ou d’or.</text:p>
      <text:p text:style-name="P45"/>
      <text:p text:style-name="P24">c) Transformation par <text:span text:style-name="T16">Agrobacterium tumefaciens</text:span></text:p>
      <text:p text:style-name="P46"/>
      <text:p text:style-name="P46">Le plasmide dans la bactérie est transféré à une cellule végétale. </text:p>
      <text:p text:style-name="P46"/>
      <text:p text:style-name="P47">On a un plasmide Ti et on remplace le T-ADN par le transgénèse d’intérêt qui se situe entre 2 régions bien distinctes (RB &amp; LB). On ajoute aussi un autre gène qui permet la résistance à un antibiotique.</text:p>
      <text:p text:style-name="P47"/>
      <text:p text:style-name="P25"><text:span text:style-name="T17">On sélectionne les </text:span><text:span text:style-name="T14">Agrobacterium</text:span><text:span text:style-name="T17"> grâce à un médicament ; on récupère les cellules résistantes (elles ont donc le gène Bt)</text:span></text:p>
      <text:p text:style-name="P47"/>
      <text:p text:style-name="P25"><text:soft-page-break/><text:span text:style-name="T17">On met les bactéries qui sont résistantes en contact avec des cellules de maïs et donc l’</text:span><text:span text:style-name="T14">Agrobacterium</text:span><text:span text:style-name="T17"> va donner son plasmide recombiné au maïs (embryon de maïs).</text:span></text:p>
      <text:p text:style-name="P47"/>
      <text:p text:style-name="P91">1.2.2 Sélection et regénération de cellules transformées</text:p>
      <text:p text:style-name="P47"/>
      <text:p text:style-name="P25"><text:span text:style-name="T17">L’ADN introduit doit rentrer dans la cellules </text:span><text:span text:style-name="T18">et s’insérer au génome </text:span><text:span text:style-name="T17">pour pouvoir s’exprimer.</text:span></text:p>
      <text:p text:style-name="P48">Les cellules ayant intégrées le gène recombinant de manière stable sont sélectionnées sur le milieu nutritif + antibiotique.</text:p>
      <text:p text:style-name="P48"/>
      <text:p text:style-name="P48">On fait pousser les cellules sur des boîtes de pétris qui contiennent un agent sélectif.</text:p>
      <text:p text:style-name="P48">Durée : plusieurs mois pour le maïs et un an pour le coton. On veut une cellule de maïs avec le gène Bt et le gène résistant au médicament.</text:p>
      <text:p text:style-name="P48"/>
      <text:p text:style-name="P26"><text:span text:style-name="T17">La culture </text:span><text:span text:style-name="T14">in vitro</text:span><text:span text:style-name="T17"> </text:span><text:span text:style-name="T19">utilise la </text:span><text:span text:style-name="T17">totipotence cellulaire.</text:span></text:p>
      <text:p text:style-name="P49"/>
      <text:p text:style-name="P27"><text:span text:style-name="T17">L’ADN doit rentrer dans le noyau et doit s’intégrer dans le génome pour s’intégrer, il n’y a pas de plasmides autonomes dans une cellule végétale. </text:span><text:span text:style-name="T20">Les cellules ayant intégrées de manière stable le gène recombinant sont sélectionnés sur un milieu nutritif contenant un agent sélectif. Les techniques de culture </text:span><text:span text:style-name="T15">in vitro</text:span><text:span text:style-name="T20"> (civ) permettent de </text:span><text:span text:style-name="T27">régénérer</text:span><text:span text:style-name="T20"> une plante entière à partir d’une cellule. Cette plante peut être ensuite mise en pot et cultivée de manière normale</text:span></text:p>
      <text:p text:style-name="P50"/>
      <text:p text:style-name="P92">1.3 Étude du maïs transformé</text:p>
      <text:p text:style-name="P51"/>
      <text:p text:style-name="P52">Fiche 10</text:p>
      <text:p text:style-name="P52"/>
      <text:p text:style-name="P52">L’hybridation moléculaire</text:p>
      <text:p text:style-name="P52"/>
      <text:p text:style-name="P93">1.3.1 Vérification de l’insertion du gène recombinant par Southern Blot</text:p>
      <text:p text:style-name="P52"/>
      <text:p text:style-name="P52">On ne sait pas si le gène s’est bien inséré, on peut avoir une copie du transgène en tandem, un tronquage … Il faut identifier ce que l’on a dans les cellules.</text:p>
      <text:p text:style-name="P52"/>
      <text:p text:style-name="P28"><text:span text:style-name="T17">Le </text:span><text:span text:style-name="T21">S</text:span><text:span text:style-name="T17">outhern blot permet de savoir si un gène est présent ou non.</text:span></text:p>
      <text:p text:style-name="P28"><text:span text:style-name="T17">Le </text:span><text:span text:style-name="T21">N</text:span><text:span text:style-name="T17">othern blot permet de savoir si il existe un ARN au gène.</text:span></text:p>
      <text:p text:style-name="P53"/>
      <text:p text:style-name="P29"><text:span text:style-name="T17">On réalise un Southern blot avec une sonde pécifique du gène Bt pour vérifier la présence du transgène et s’il est entier en 1 seul exemplaire. </text:span><text:span text:style-name="T22">(problème de réglementation)</text:span></text:p>
      <text:p text:style-name="P54"/>
      <text:p text:style-name="P94">1.3.2 Vérification du profil d’expression du gène par Nothern blot</text:p>
      <text:p text:style-name="P54"/>
      <text:p text:style-name="P55">A ce stade-là, on choisi les plantes les meilleures en fonction des résultats obtenues pour avoir les plantes voulues. Au niveau moléculaire, on sélectionne les transgènes les plus simples.</text:p>
      <text:p text:style-name="P55"/>
      <text:p text:style-name="P30"><text:span text:style-name="T17">Les critères de sélection sont d’une à deux copies par </text:span><text:span text:style-name="T23">cellules (pour ne pas trop d’interférences)</text:span></text:p>
      <text:p text:style-name="P55"/>
      <text:p text:style-name="P55">Les plantes vont rentrer dans un système de sélection de semences qui doit se valider.</text:p>
      <text:p text:style-name="P55">Il faut une quinzaine d’années du gène à la plante avec les essais au champs, l’évaluation agronomique, l’homologation et la commercialisation (mise sur le marché)</text:p>
      <text:p text:style-name="P55"/>
      <text:p text:style-name="P95"><text:soft-page-break/>2. Exemple du clonage d’ADN humain : gène codant pour le récepteur du glutamate</text:p>
      <text:p text:style-name="P56"/>
      <text:p text:style-name="P56">Le glutamate est un des plus important transmetteur du cerveau et pendant de nombreuses années, on était dans l’impossibilité de cloner le gène codant pour le récepteur du glutamate.</text:p>
      <text:p text:style-name="P56"/>
      <text:p text:style-name="P56">On a une technique de clonage basé sur la fonction du récepteur.</text:p>
      <text:p text:style-name="P56"/>
      <text:p text:style-name="P95">2.1 Préparation du clone</text:p>
      <text:p text:style-name="P56"/>
      <text:p text:style-name="P31"><text:span text:style-name="T17">L’ARN</text:span><text:span text:style-name="T32">m</text:span><text:span text:style-name="T17"> des cellules de cerveau que l’on utilise comme matrice de la production d’ADN</text:span><text:span text:style-name="T32">c </text:span><text:span text:style-name="T17">(ADN complémentaire).</text:span></text:p>
      <text:p text:style-name="P56"/>
      <text:p text:style-name="P31"><text:span text:style-name="T17">Les ADN</text:span><text:span text:style-name="T32">c</text:span><text:span text:style-name="T17"> sont insérés dans un vecteur d’expression plasmidique et donc une banque d’ADN</text:span><text:span text:style-name="T32">c</text:span><text:span text:style-name="T17"> représentative de tous les ADN</text:span><text:span text:style-name="T32">c</text:span><text:span text:style-name="T17"> a été produite.</text:span></text:p>
      <text:p text:style-name="P56"/>
      <text:p text:style-name="P31"><text:span text:style-name="T17">ARN</text:span><text:span text:style-name="T32">m</text:span><text:span text:style-name="T17"> (simple brin) =&gt; ADN</text:span><text:span text:style-name="T32">c</text:span><text:span text:style-name="T17"> (double brin) et on place l’ADN</text:span><text:span text:style-name="T32">c</text:span><text:span text:style-name="T17"> dans un plasmide</text:span></text:p>
      <text:p text:style-name="P56"/>
      <text:p text:style-name="P32"><text:span text:style-name="T17">À chaque plasmide correspond à un ARN</text:span><text:span text:style-name="T32">m</text:span><text:span text:style-name="T17"> produite dans le cerveau.</text:span></text:p>
      <text:p text:style-name="P32"><text:span text:style-name="T17">On travaille que sur les ARN</text:span><text:span text:style-name="T32">m</text:span><text:span text:style-name="T17"> pour récupérer l’ADN.</text:span></text:p>
      <text:p text:style-name="P32"><text:span text:style-name="T17">Ces ARN sont copié par la transcriptase inverse qui passe ARN</text:span><text:span text:style-name="T32">m</text:span><text:span text:style-name="T17"> =&gt; ADN</text:span><text:span text:style-name="T32">c</text:span><text:span text:style-name="T17"> (il n’a </text:span><text:span text:style-name="T24">pas</text:span><text:span text:style-name="T17"> d’introns/exons, séquence de régulation).</text:span></text:p>
      <text:p text:style-name="P57"/>
      <text:p text:style-name="P33"><text:span text:style-name="T29">2.2 Stratégie d’identification d</text:span><text:span text:style-name="T30">u</text:span><text:span text:style-name="T29"> clone contenant ce gène</text:span></text:p>
      <text:p text:style-name="P58"/>
      <text:p text:style-name="P33"><text:span text:style-name="T17">On divise les clones d’ADN</text:span><text:span text:style-name="T32">c</text:span><text:span text:style-name="T17"> en pools (en plusieurs groupes), on teste de manière globale un ensemble de plasmide. Ces plasmides sont introduit dans des ovocytes de grenouille et on utilise une technique pour savoir si l’ovocyte possède ou non le récepteur du glutamate. Les ADN</text:span><text:span text:style-name="T32">c</text:span><text:span text:style-name="T17"> des pools qui possèdent le récepteur du glutamate répo</text:span><text:span text:style-name="T28">n</text:span><text:span text:style-name="T17">dent par un influx de Sodium.</text:span></text:p>
      <text:p text:style-name="P57"/>
      <text:p text:style-name="P33"><text:span text:style-name="T17">On recommence l’opération en divisant la pool où il y a eu une réponse positive et on remet du glutamate pour savoir quel pool possède des ovocytes avec l’ADN</text:span><text:span text:style-name="T32">c</text:span><text:span text:style-name="T17">. On fait ça jusqu’à avoir qu’un seul ADN</text:span><text:span text:style-name="T32">c</text:span><text:span text:style-name="T17"> qui donne une réponse positive.</text:span><text:span text:style-name="T25"> </text:span><text:span text:style-name="T26">Il s’agit juste de sous-diviser.</text:span></text:p>
      <text:p text:style-name="P59"/>
      <text:p text:style-name="P34"><text:span text:style-name="T29">2.3 Autres techniques de criblage d’une banque d’ADN</text:span><text:span text:style-name="T33">c</text:span></text:p>
      <text:p text:style-name="P118"/>
      <text:p text:style-name="P60">On fait le criblage sur une réplique. Cette banque peut être criblée soit avec des sondes ADN/ARN marqués ou bien des anticorps spécifiques d’une protéine qui sont eux aussi marqués.</text:p>
      <text:p text:style-name="P60"/>
      <text:p text:style-name="P60">Fiche 7</text:p>
      <text:p text:style-name="P60"/>
      <text:p text:style-name="P61">On fait multiplier les bactéries sur un boite de <text:span text:style-name="T39">pétri.</text:span></text:p>
      <text:p text:style-name="P61"/>
      <text:p text:style-name="P62">Fiche 8 </text:p>
      <text:p text:style-name="P62"/>
      <text:p text:style-name="P62">On passe d’abord l’ADN génomique par une enzyme de restriction (qui coupe au hasard sur l’ADN), on rajoute des boutes d’ADN sur les extrémités (correspondant aux coupures de l’enzyme).</text:p>
      <text:p text:style-name="P62"/>
      <text:p text:style-name="P62">On essaie de cribler un bout d’ADN génomique.</text:p>
      <text:p text:style-name="P62"/>
      <text:p text:style-name="P96"><text:soft-page-break/>3. Étude du gène <text:span text:style-name="T16">pg</text:span> (polygalacturonase) chez la tomate</text:p>
      <text:p text:style-name="P63"/>
      <text:p text:style-name="P63">Gène impliqué dans le <text:span text:style-name="T38">mûrissement</text:span> de la tomate et code pour un enzyme qui dégrade la pectine des parois du fruit. Les conséquences sont le <text:span text:style-name="T38">ramollissement</text:span> du fruit (plus fragile) et leur durée de conservation est diminuée.</text:p>
      <text:p text:style-name="P63"><text:s/></text:p>
      <text:p text:style-name="P96">3.1 Étude du promoteur</text:p>
      <text:p text:style-name="P63"/>
      <text:p text:style-name="P63">L’objectif est de rechercher à quel moment du dvpt du fruit et dans quel tissus s’active le gène.</text:p>
      <text:p text:style-name="P96"><text:span text:style-name="T1">On va réaliser une construction du promoteur du gène </text:span><text:span text:style-name="T14">pg</text:span><text:span text:style-name="T1"> et une séquence codante d’un gène rapporteur (</text:span><text:span text:style-name="T6">GFP</text:span><text:span text:style-name="T1">).</text:span></text:p>
      <text:p text:style-name="P63"/>
      <text:p text:style-name="P63">Fiche 12</text:p>
      <text:p text:style-name="P63"/>
      <text:p text:style-name="P64">On va essayer de connaître les facteurs d’activation sur le promoteur (profil d’expression)</text:p>
      <text:p text:style-name="P64"/>
      <text:p text:style-name="P64">On va séparer le promoteur en morceaux pour savoir quel est le morceaux qui permet de fabriquer le gène ou de l’inhiber et on associe les bouts de promoteur pour avoir la meilleur expression.</text:p>
      <text:p text:style-name="P64"/>
      <text:p text:style-name="P97"><text:span text:style-name="T1">Déroulement : promoteur </text:span><text:span text:style-name="T14">pg</text:span><text:span text:style-name="T1"> + séquence codante du gène GPF + signaux de fin de transcription</text:span></text:p>
      <text:p text:style-name="P65"/>
      <text:p text:style-name="P65">On va refaire des cellules de tomates pour savoir plus précisement si le gène s’exprime et à quel moment.</text:p>
      <text:p text:style-name="P65">On récolte et on analyse les fruits à différents stades pour connaître en profondeur le moment d’activation avec la fluorescence.</text:p>
      <text:p text:style-name="P65"/>
      <text:p text:style-name="P97"><text:span text:style-name="T1">On en déduit que le gène </text:span><text:span text:style-name="T7">s</text:span><text:span text:style-name="T1">’active tôt dans le mûrissement, avant le stade organoleptique.</text:span></text:p>
      <text:p text:style-name="P65"/>
      <text:p text:style-name="P98">3.2 Stratégie anti-sens pour inactiver le gène</text:p>
      <text:p text:style-name="P66"/>
      <text:p text:style-name="P98"><text:span text:style-name="T1">Objectif : bloquer l’expression du gène </text:span><text:span text:style-name="T14">pg </text:span><text:span text:style-name="T1"><text:s/>dans la tomate pour diminuer le ramolissement du fruit à maturité optimale.</text:span></text:p>
      <text:p text:style-name="P66"/>
      <text:p text:style-name="P66">Fiche 13</text:p>
      <text:p text:style-name="P66"/>
      <text:p text:style-name="P67">Il est parfois plus facile de connaître les pbs entrainés par l’absence d’un gène</text:p>
      <text:p text:style-name="P67"/>
      <text:p text:style-name="P67">Principe : </text:p>
      <text:p text:style-name="P67"/>
      <text:p text:style-name="P67">Un ARN anti-sens est un Arn complémentaire de l’ARN messager du gène à inactiver.</text:p>
      <text:p text:style-name="P67"/>
      <text:p text:style-name="P99"><text:span text:style-name="T1">En gros, on rajoute un simple brin (ARN </text:span><text:span text:style-name="T8">complémentaire</text:span><text:span text:style-name="T1">) à l’ARN qui devient un ARN double brin et n’est plus traduit, </text:span><text:span text:style-name="T8">il n’existe plus de protéines associées à l’ARN du début. </text:span></text:p>
      <text:p text:style-name="P68"/>
      <text:p text:style-name="P100"><text:span text:style-name="T8">D</text:span><text:span text:style-name="T1">éroulement :</text:span></text:p>
      <text:p text:style-name="P69"/>
      <text:p text:style-name="P100"><text:span text:style-name="T1">Promoteur </text:span><text:span text:style-name="T14">pg</text:span><text:span text:style-name="T1"> + séquence anti-sens du gène </text:span><text:span text:style-name="T14">pg</text:span><text:span text:style-name="T1"> + signaux de fin de transcription</text:span></text:p>
      <text:p text:style-name="P69"/>
      <text:p text:style-name="P101">3.2.1 Vérification de la présence du gène anti-sens par PCR</text:p>
      <text:p text:style-name="P70"><text:soft-page-break/>On a un double-brin d’ADN, on chauffe pour séparer les brins puis on baisse la température (à 60°C) pour que les amorces puissent se fixer, on <text:span text:style-name="T41">réchauffe</text:span> (à 72°C) pour que l’ADN pol the<text:span text:style-name="T40">r</text:span>mostable puisse travailler puis on recommence (on <text:span text:style-name="T41">réchauffe</text:span> à 90°C, etc)</text:p>
      <text:p text:style-name="P70"/>
      <text:p text:style-name="P70">On recommence entre 60 &amp; 90 fois.</text:p>
      <text:p text:style-name="P70"/>
      <text:p text:style-name="P70"/>
      <text:p text:style-name="P102">3.2.2 Étude de la quantité de polygalacturonas (<text:span text:style-name="T16">pg</text:span>) produite dans les plantes transgéniques par Western Blot</text:p>
      <text:p text:style-name="P71"/>
      <text:p text:style-name="P71">Fiche 10</text:p>
      <text:p text:style-name="P71"/>
      <text:p text:style-name="P103">4. Synthèse de la protéine médicamenteuse AT III dans le lait de chèvre</text:p>
      <text:p text:style-name="P72"/>
      <text:p text:style-name="P72">AT III = Antithrombine III</text:p>
      <text:p text:style-name="P72"/>
      <text:list xml:id="list86687674696139832" text:style-name="L3">
        <text:list-item>
          <text:p text:style-name="P123">Utilisé comme anticoagulant après crise cardiaque</text:p>
        </text:list-item>
        <text:list-item>
          <text:p text:style-name="P123">Protéine extraite du sang humain : coût élevé, faible production, risque de transmission d’agents pathogènes</text:p>
        </text:list-item>
      </text:list>
      <text:p text:style-name="P73"/>
      <text:p text:style-name="P119"><text:span text:style-name="T35">O</text:span><text:span text:style-name="T34">bjectif : faire produire cette protéine par des chèvres en plus grande quantité et avoir moins de risques pathogènes.</text:span></text:p>
      <text:p text:style-name="P74"/>
      <text:p text:style-name="P104">4.1 Amélioration du potentiel thérapeutique par mutagénèse dirigée</text:p>
      <text:p text:style-name="P75"/>
      <text:p text:style-name="P75">AT III est vite dégradée par une enzyme sanguine</text:p>
      <text:p text:style-name="P75">Tyr 147 jour un rôle particulièrement important entre la reconnaissance de l’AT III et l’enzyme qui la dégrade et cette tyr 147 n’a pas de rôle dans l’action de l’AT III</text:p>
      <text:p text:style-name="P75"/>
      <text:p text:style-name="P76">L’objectif est de modifier la tyr 147 par mutagénèse dirigée pour conserver les propriétés thérapeutiques d’AT III et éviter la fixation de l’AT III sur l’enzyme.</text:p>
      <text:p text:style-name="P76"/>
      <text:p text:style-name="P77">Fiche 14</text:p>
      <text:p text:style-name="P77"/>
      <text:p text:style-name="P78">Principe : PCR réalisé avec une amorce non parfaitement complémentaire du gène codant AT III</text:p>
      <text:p text:style-name="P78">=&gt; UAU → UGU</text:p>
      <text:p text:style-name="P78"><text:s text:c="6"/>Tyr <text:s text:c="8"/>Cys</text:p>
      <text:p text:style-name="P78"/>
      <text:p text:style-name="P79">Ce fragment est cloné pour remplacer le fragment d’origine</text:p>
      <text:p text:style-name="P79"/>
      <text:p text:style-name="P105">4.2 Obtention de chèvres transgéniques</text:p>
      <text:p text:style-name="P79"/>
      <text:p text:style-name="P79">Objectif : Introduire le gène de l’AT II dans le génome des chèvres de sorte qu’il soit produit dans le lait.</text:p>
      <text:p text:style-name="P79"/>
      <text:p text:style-name="P79">Promoteur de la caséine (activée uniquement dans les glandes mammaires) + séquence codante de l’AT III + signaux de fin de transcription</text:p>
      <text:p text:style-name="P79"/>
      <text:p text:style-name="P80">Dans certains œufs, le gène s’intègre au génome et sera inscrit dans toutes les cellules. </text:p>
      <text:p text:style-name="P80"><text:soft-page-break/>Les chèvres transgéniques femelles synthétisent les AT III dans les glandes <text:span text:style-name="T42">mammaires</text:span> et vont dans le lait où les protéines sont extraites très facilement.</text:p>
      <text:p text:style-name="P80"/>
      <text:p text:style-name="P106">5. Nouveaux outils : la technologie Cripr/Cas9</text:p>
      <text:p text:style-name="P81"/>
      <text:p text:style-name="P106">5.1 Des ciseaux génétiques</text:p>
      <text:p text:style-name="P81"/>
      <text:p text:style-name="P81">c’est un complexe qui cible une zone spécifique de l’ADN, qui la coupe et permet d’insérer ce ue l’on souhaite.</text:p>
      <text:p text:style-name="P81">-CRISPR-Cas9 est un complexe de 2 éléments d’ARN, de séquences homologues à celle de l’ADN que l’on veut exciser</text:p>
      <text:p text:style-name="P81">-Une endonucléase que l’on appelle Cas9</text:p>
      <text:p text:style-name="P79"/>
      <text:p text:style-name="P81">Dans la cellule, le brin d’ARN reconnaît la séquence homologue sur l’ADN et s’y placer</text:p>
      <text:p text:style-name="P81"/>
      <text:p text:style-name="P81">L’enzyme Cas9 se charge alors de couper la chaine d’ADN complémentaire à ce brin d’ARN</text:p>
      <text:p text:style-name="P81"/>
      <text:p text:style-name="P81">Le trou laissé par le passage de CRISPR-Cas9 pourra alors <text:span text:style-name="T36">être inséré par un brin d’ADN que l’on voudra</text:span></text:p>
      <text:p text:style-name="P81"/>
      <text:p text:style-name="P82">1987 : des chercheurs japonais découvrent chez <text:span text:style-name="T16">E.choli</text:span> des séquences d’ADN palindromiques baptisés CRISPR pour « courtes répétitions en palindrome regroupés et régulièrement espacés »</text:p>
      <text:p text:style-name="P82"/>
      <text:p text:style-name="P82">20 ans plus tard : rôle de ses fragments</text:p>
      <text:p text:style-name="P82">Les morce<text:span text:style-name="T43">a</text:span>ux d’ADN intercalés entre les palin<text:span text:style-name="T43">d</text:span>romes sont souvent des séque<text:span text:style-name="T43">n</text:span>ces d’ADN de virus</text:p>
      <text:p text:style-name="P82">Les bactéries porteuses de ses séquences résistent mieux aux infections.</text:p>
      <text:p text:style-name="P79"/>
      <text:p text:style-name="P82">L’ARN d’un complexe CRISPR/Cas9 lui permet de reconnaître et se lier à l’ADN viral présent dans la bactérie, pour ensuite les détruire.</text:p>
      <text:p text:style-name="P82"/>
      <text:p text:style-name="P107">5.2 Crispr/Cas9 : quelles éthiques ?</text:p>
      <text:p text:style-name="P83"/>
      <text:p text:style-name="P83">ADN modifié avec une facilité déconcertante =&gt; Peut-on toucher au génomle humain ? (on peut modifier, enlever ou ajouter des gènes)</text:p>
      <text:p text:style-name="P83"/>
      <text:p text:style-name="P83">En 2015, la question cesses d’être théorique avec la publication d’une étude chinois expériementale : les chercheurs ont utilisé ces ciseaux moléculaires pour modifier l’ADN d’embryons humains attaints d’une maladie monogénique.</text:p>
      <text:p text:style-name="P83"/>
      <text:p text:style-name="P83">A-t-on le droit de modifier le génome d’embryons humains et ainsi celui des générations futures ? Comment controlerces nouveaux organismes génétiquement modifiés par cette technique ?</text:p>
      <text:p text:style-name="P83"/>
      <text:p text:style-name="P108">6. Génie génétique et éthique</text:p>
      <text:p text:style-name="P84"/>
      <text:p text:style-name="P108">6.1 Étude de l’ADN dans le cas d’une maladie hérédiataire</text:p>
      <text:p text:style-name="P84"/>
      <text:p text:style-name="P84">Application de la technologie de l’ADN recombinant </text:p>
      <text:p text:style-name="P84"/>
      <text:p text:style-name="P84">Oui/Non débat ?</text:p>
      <text:p text:style-name="P108"><text:soft-page-break/>6.2 Les plantes géntiquement modifiées peuvent-elles aider à nourrir le monde ?</text:p>
      <text:p text:style-name="P84"/>
      <text:p text:style-name="P108"><text:span text:style-name="T1">Produire de la vitamine A dans le riz pour nourrir les habitants qui sont en déficitent de vit A. </text:span><text:span text:style-name="T9">On enrichit aussi le riz d’autres choses telles que le fer : c’est le riz jaune. On a un produit agricole résistant et de bonne qualité sur le plan nutritionnel.</text:span></text:p>
      <text:p text:style-name="P85"/>
      <text:p text:style-name="P109"><text:span text:style-name="T9">O</text:span><text:span text:style-name="T1">n peut aussi modifier la composition en lignine du bois pur plus facilement extraire la cellulose.</text:span></text:p>
      <text:p text:style-name="P86"/>
      <text:p text:style-name="P110">6.3 Les OGMs en France … Scandales des tumeurs sur des rats ayant mangés du maïs</text:p>
      <text:p text:style-name="P87"/>
      <text:p text:style-name="P87">Plus un problème de communication.</text:p>
      <text:p text:style-name="P87"><text:s text:c="17"/></text:p>
      <text:p text:style-name="P88">Site de l’INRA, CNRS, publication d’articles sur les OGMs (anti-OGM)</text:p>
      <text:p text:style-name="P89">OGM en Roumanie seulement en Europe.</text:p>
      <text:p text:style-name="P89"/>
      <text:p text:style-name="P111"><text:span text:style-name="T1">80 % des parcelles mondiales en OGM </text:span><text:span text:style-name="T11">avec le </text:span><text:span text:style-name="T10">soja (83%), maïs, coton(75%)</text:span></text:p>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42:34.468794746</meta:creation-date>
    <dc:date>2017-01-02T22:15:18.832000000</dc:date>
    <meta:editing-duration>PT14H39M12S</meta:editing-duration>
    <meta:editing-cycles>73</meta:editing-cycles>
    <meta:generator>LibreOffice/5.1.5.2$Windows_x86 LibreOffice_project/7a864d8825610a8c07cfc3bc01dd4fce6a9447e5</meta:generator>
    <meta:document-statistic meta:table-count="0" meta:image-count="0" meta:object-count="0" meta:page-count="9" meta:paragraph-count="186" meta:word-count="2735" meta:character-count="16384" meta:non-whitespace-character-count="13791"/>
  </office:meta>
</office:document-meta>
</file>